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9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SER_INFO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情報</text:p>
          </table:table-cell>
        </table:table-row>
      </table:table>
      <table:table table:name="POSITION_M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GROUP_M" table:style-name="ta1" table:print="false"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テーブルID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00/00/00</text:date>, <text:time style:data-style-name="N2" text:time-value="10:19:11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22H18M36S</meta:editing-duration>
    <meta:editing-cycles>3</meta:editing-cycles>
    <meta:generator>LibreOffice/5.4.3.2$Windows_X86_64 LibreOffice_project/92a7159f7e4af62137622921e809f8546db437e5</meta:generator>
    <dc:date>2018-06-10T15:55:56.767000000</dc:date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